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none"/>
    </style:style>
    <style:style style:name="T4" style:family="text">
      <style:text-properties style:font-name="Times New Roman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German<text:tab/><text:tab/><text:tab/><text:tab/><text:tab/></text:p>
      <text:p text:style-name="P6">Author of letter<text:tab/><text:tab/><text:tab/><text:tab/>B. Koenigsberg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Berlin</text:p>
      <text:p text:style-name="P6">State<text:tab/><text:tab/><text:tab/><text:tab/><text:tab/><text:tab/></text:p>
      <text:p text:style-name="P6">Country<text:tab/><text:tab/><text:tab/><text:tab/><text:tab/>Germany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/>
      <text:p text:style-name="P2">[Envelope]</text:p>
      <text:p text:style-name="P2">Rev./</text:p>
      <text:p text:style-name="P2">Dr. Sabato M[...]/</text:p>
      <text:p text:style-name="P2">Philadelphia/</text:p>
      <text:p text:style-name="P2"/>
      <text:p text:style-name="P2">[Page 1]</text:p>
      <text:p text:style-name="P3">Berlin, C. 22.,<text:span text:style-name="T1"> Datum d. Poststempels./</text:span></text:p>
      <text:p text:style-name="P7">P. P./</text:p>
      <text:p text:style-name="P4"><text:span text:style-name="T1">Ein wohlgeboren d</text:span><text:span text:style-name="T3">ü</text:span><text:span text:style-name="T5">rften bereits hinl</text:span><text:span text:style-name="T3">ä</text:span><text:span text:style-name="T5">nglich von den Best-/hen unsere neuen Zeitschrift </text:span><text:span text:style-name="T3">˶</text:span><text:span text:style-name="T4">Monatsbl</text:span><text:span text:style-name="T2">ä</text:span><text:span text:style-name="T4">tter f</text:span><text:span text:style-name="T2">ü</text:span><text:span text:style-name="T4">r Vergangenheit</text:span><text:span text:style-name="T5">/ </text:span><text:span text:style-name="T4">und Gegenwart des Judentums</text:span><text:span text:style-name="T5">" unterrichtet sein und wir glauben/ uns daher eines ausf</text:span><text:span text:style-name="T3">ü</text:span><text:span text:style-name="T5">hrlichen Berichtes </text:span><text:span text:style-name="T3">ü</text:span><text:span text:style-name="T5">ber dieselbe enthalten zu/ k</text:span><text:span text:style-name="T3">ö</text:span><text:span text:style-name="T5">nnen. <text:s/>Nachdem im J. 1887 die bisher von Prof. Graetz (Breslau) her-/ausgegeben </text:span><text:span text:style-name="T3">˶</text:span><text:span text:style-name="T5">Montasschrift f. Gesch. u. Wiss. d. Judentums" zu er-/scheinen aufgeh</text:span><text:span text:style-name="T3">ö</text:span><text:span text:style-name="T5">rt hatte, begann bald mit dem Wiedererwachen/ [?] den angeregten Fortsetzung wiseenschaftlicher Studiere das Be-/d</text:span><text:span text:style-name="T3">ü</text:span><text:span text:style-name="T5">rfnis nach einem geeigneten litterarischen Organ sich </text:span><text:soft-page-break/><text:span text:style-name="T5">einzu-/stellen, und man vermi</text:span><text:span text:style-name="T3">ß</text:span><text:span text:style-name="T5">te namentlich eine solche Zeitschrift, deren/ Hefte, in kurzen, </text:span><text:span text:style-name="T4">monatlichen</text:span><text:span text:style-name="T5"> Zwischenr</text:span><text:span text:style-name="T3">ä</text:span><text:span text:style-name="T5">umen und in </text:span><text:span text:style-name="T4">reichere</text:span><text:span text:style-name="T5"> An-/fange erscheinend, einen h</text:span><text:span text:style-name="T3">ä</text:span><text:span text:style-name="T5">ufigen Impuls f</text:span><text:span text:style-name="T3">ü</text:span><text:span text:style-name="T5">r j</text:span><text:span text:style-name="T3">ü</text:span><text:span text:style-name="T5">dische Forschung bil-/deten. <text:s/>Wir unternahmen es daher, unter Aufwendung der erforden-/lichen kosten und M</text:span><text:span text:style-name="T3">ü</text:span><text:span text:style-name="T5">hen, gen. </text:span><text:span text:style-name="T3">˶</text:span><text:span text:style-name="T4">Monatsbl</text:span><text:span text:style-name="T2">ä</text:span><text:span text:style-name="T4">tter</text:span><text:span text:style-name="T5">," deren 4. (Januar-) Heft/ bereits erschienen ist, in Verein </text:span><text:span text:style-name="T4">mit bew</text:span><text:span text:style-name="T2">ä</text:span><text:span text:style-name="T4">hrten Mitarbeitere</text:span><text:span text:style-name="T5"> her-/auszugeben und hatten recht bald die Freude, Zustimmungen von/ Litteraturfreunden und bes. </text:span><text:span text:style-name="T4">Anerkennungen</text:span><text:span text:style-name="T5"> von seiten der </text:span><text:span text:style-name="T4">nam</text:span><text:span text:style-name="T5">-/</text:span><text:span text:style-name="T4">haftesten</text:span><text:span text:style-name="T5"> zu erhalten. <text:s/>Indem wir uns daher der Hoffnung/ hingeben, da</text:span><text:span text:style-name="T3">ß</text:span><text:span text:style-name="T5"> auch Ew. Wohlgeb. mit Freuden bereit sein werden,/</text:span></text:p>
      <text:p text:style-name="P4"><text:span text:style-name="T5"/></text:p>
      <text:p text:style-name="P4"><text:span text:style-name="T5">[Page 2]</text:span></text:p>
      <text:p text:style-name="P4"><text:span text:style-name="T5">unser Unternehmen zu unterst</text:span><text:span text:style-name="T3">ü</text:span><text:span text:style-name="T5">tzen und zu f</text:span><text:span text:style-name="T3">ö</text:span><text:span text:style-name="T5">rdern, erlauben wir/ uns ganz erg., Ew. Wohlgeb. zu recht </text:span><text:span text:style-name="T4">baldigem</text:span><text:span text:style-name="T5"> </text:span><text:span text:style-name="T4">Abonnement</text:span><text:span text:style-name="T5"> einzu-/laden und um [?] fedl. Verbreitung in Freundeskreisen zu/ bitten, der Abonnementspreis f</text:span><text:span text:style-name="T3">ü</text:span><text:span text:style-name="T5">r die </text:span><text:span text:style-name="T4">monatlich</text:span><text:span text:style-name="T5"> in St</text:span><text:span text:style-name="T3">ä</text:span><text:span text:style-name="T5">rke von/ </text:span><text:span text:style-name="T4">3</text:span><text:span text:style-name="T5"> Bogen (Gro</text:span><text:span text:style-name="T3">ß</text:span><text:span text:style-name="T5">format) erscheinenden </text:span><text:span text:style-name="T3">˶</text:span><text:span text:style-name="T4">Monatsbl</text:span><text:span text:style-name="T2">ä</text:span><text:span text:style-name="T4">tter</text:span><text:span text:style-name="T5">" betr</text:span><text:span text:style-name="T3">ä</text:span><text:span text:style-name="T5">gt f</text:span><text:span text:style-name="T3">ü</text:span><text:span text:style-name="T5">r/ </text:span><text:span text:style-name="T4">Deutschland</text:span><text:span text:style-name="T5"> 9 </text:span><text:span text:style-name="T4">Mark</text:span><text:span text:style-name="T5">, f</text:span><text:span text:style-name="T3">ü</text:span><text:span text:style-name="T5">r das Ausland </text:span><text:span text:style-name="T4">10 Mark pro anno</text:span><text:span text:style-name="T5"> und ist quartaliter/ </text:span><text:span text:style-name="T4">praenumerando</text:span><text:span text:style-name="T5"> zu entrichten./</text:span></text:p>
      <text:p text:style-name="P4"><text:span text:style-name="T5">Indem wir uns der </text:span><text:span text:style-name="T4">bestimmten</text:span><text:span text:style-name="T5"> Erwartung hingeben, da</text:span><text:span text:style-name="T3">ß</text:span><text:span text:style-name="T5"> Ew./ Wohlgeb. </text:span><text:span text:style-name="T4">umgehend</text:span><text:span text:style-name="T5"> uns Ihre w. </text:span><text:span text:style-name="T4">Beitrittserkl</text:span><text:span text:style-name="T2">ä</text:span><text:span text:style-name="T4">rung</text:span><text:span text:style-name="T5"> kundgeben wer-/den, bemerken wir noch, da</text:span><text:span text:style-name="T3">ß</text:span><text:span text:style-name="T5"> Ihnen die bisher erschienenen Hefte,/ falls Ihnen selbe noch nicht zugegangen, auf Verlangen zu gesandt/ werden. <text:s/>Sollten Ew. Wohlgeb. jedoch </text:span><text:span text:style-name="T4">wider alles Erwarten</text:span><text:span text:style-name="T5"> sichercht/ zum Abonnement auf die </text:span><text:span text:style-name="T3">˶</text:span><text:span text:style-name="T4">Monatsbl</text:span><text:span text:style-name="T2">ä</text:span><text:span text:style-name="T4">tter</text:span><text:span text:style-name="T5">" entschlie</text:span><text:span text:style-name="T3">ß</text:span><text:span text:style-name="T5">en k</text:span><text:span text:style-name="T3">ö</text:span><text:span text:style-name="T5">nnen,/ so bitten wir um </text:span><text:span text:style-name="T4">baldgef. Retournirung der Ihnen zugesandten</text:span><text:span text:style-name="T5">/ Hefte./</text:span></text:p>
      <text:p text:style-name="P4"><text:span text:style-name="T5">Ihren gesch. Mitteilung erwartungsvoll entgegensehend,/ zeichen/ mit ergebener Hochachtung/ Dr. B. Koenigsberger./</text:span></text:p>
      <text:p text:style-name="P4"><text:span text:style-name="T5">Herausgeben der </text:span><text:span text:style-name="T3">˶Monatsblätter für/ Vergangenheit und Gegenwart des/ Judentums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5:29:21.49</meta:creation-date>
    <dc:date>2011-11-23T11:44:59.10</dc:date>
    <dc:creator>Penn Libraries</dc:creator>
    <meta:editing-duration>PT00H46M1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479" meta:character-count="3643"/>
  </office:meta>
</office:document-meta>
</file>